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3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3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3" table:number-rows-repeated="1048024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8">00.00.0000</text:date>, <text:time style:data-style-name="N2" text:time-value="16:39:33.7337601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60bfb1526849283ce2491346ed2aa51c465abfe6</meta:generator>
    <meta:creation-date>2006-09-16T14:57:30</meta:creation-date>
    <dc:date>2018-03-18T16:39:58.623017020</dc:date>
    <meta:editing-cycles>305</meta:editing-cycles>
    <meta:editing-duration>PT15H7M30S</meta:editing-duration>
    <meta:document-statistic meta:table-count="2" meta:cell-count="1284" meta:object-count="0"/>
    <meta:user-defined meta:name="Info 1"/>
    <meta:user-defined meta:name="Info 2"/>
    <meta:user-defined meta:name="Info 3"/>
    <meta:user-defined meta:name="Info 4"/>
  </office:meta>
</office:document-meta>
</file>